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fc397d081e8c848c287db436a3e7d1d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7297a1871368a8c60fc00ff6ddf64f24" style:family="paragraph">
      <style:paragraph-properties fo:text-align="left"/>
    </style:style>
    <style:style style:name="P_159cbc60b1b6991bf72b18c22ab4ba53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7297a1871368a8c60fc00ff6ddf64f24">
       <text:span text:style-name="T_a166147084ec7151ebf561247f08d94a">Receiver Ingress Egress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fc397d081e8c848c287db436a3e7d1d1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59cbc60b1b6991bf72b18c22ab4ba53">
       <text:span text:style-name="T_1bfd854ba74ea89a0d3645d98dbb5bf5">Femto Scan -  Ch.612 RSSI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3:59:09.000</dc:date>
    <dc:description>Sample 07 Description</dc:description>
    <dc:subject>Sample 07 Subject</dc:subject>
    <dc:title>Sample 07 Title</dc:title>
    <meta:creation-date>2015-04-16T03:59:09.000</meta:creation-date>
    <meta:initial-creator>HAT Developer</meta:initial-creator>
    <meta:keyword>office 2007 openxml libreoffice odt php</meta:keyword>
  </office:meta>
</office:document-meta>
</file>